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quential Imaging</text:span></text:p>
          </draw:text-box>
        </draw:frame>
        <draw:frame draw:style-name="gr1" draw:text-style-name="P2" draw:layer="layout" svg:width="25.4cm" svg:height="5.776cm" svg:x="1.524cm" svg:y="4.572cm">
          <draw:text-box>
            <text:p><text:span text:style-name="T2">Consecutive frame subtraction: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apture a frame</text:span></text:p>
                      </text:list-item>
                      <text:list-item>
                        <text:p><text:span text:style-name="T2">Capture a second frame</text:span></text:p>
                      </text:list-item>
                      <text:list-item>
                        <text:p><text:span text:style-name="T2">OpenCV function cv::absdif(Mat Frame1, Mat Frame2, Mat Differenc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deo sequential imaging.mp4 goes here</text:p>
                <text:p><text:s/></text:p>
              </text:list-item>
            </text:list>
          </draw:text-box>
        </draw:frame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draw:frame draw:style-name="gr1" draw:text-style-name="P2" draw:layer="layout" svg:width="25.4cm" svg:height="6.881cm" svg:x="1.524cm" svg:y="4.572cm">
          <draw:text-box>
            <text:p><text:span text:style-name="T2">Thresholding: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GaussianBlur to smooth before the absdiff</text:span></text:p>
                      </text:list-item>
                      <text:list-item>
                        <text:p><text:span text:style-name="T2">OpenC</text:span><text:span text:style-name="T3">V function threshold(InputArray src, OutputArray dst, double thresh, double maxval, int type)</text:span></text:p>
                      </text:list-item>
                      <text:list-item>
                        <text:p><text:span text:style-name="T3">threshold(diff, thresh, 50, 255, THRESH_BINARY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deo threshold.mp4 goes here</text:p>
                <text:p><text:s/></text:p>
              </text:list-item>
            </text:list>
          </draw:text-box>
        </draw:frame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draw:frame draw:style-name="gr1" draw:text-style-name="P2" draw:layer="layout" svg:width="25.4cm" svg:height="3.566cm" svg:x="1.524cm" svg:y="4.572cm">
          <draw:text-box>
            <text:p text:style-name="P4"><text:span text:style-name="T2">Morphological Operations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3">Could Decrease the threshold minimum</text:span></text:p>
                      </text:list-item>
                      <text:list-item>
                        <text:p text:style-name="P4"><text:span text:style-name="T3">Better to Erode and Dil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deo morph.mp4 goes here</text:p>
                <text:p><text:s/></text:p>
              </text:list-item>
            </text:list>
          </draw:text-box>
        </draw:frame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draw:frame draw:style-name="gr1" draw:text-style-name="P2" draw:layer="layout" svg:width="25.4cm" svg:height="6.881cm" svg:x="1.524cm" svg:y="4.572cm">
          <draw:text-box>
            <text:p text:style-name="P4"><text:span text:style-name="T2">Tracking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3">OpenCv findContours</text:span></text:p>
                      </text:list-item>
                      <text:list-item>
                        <text:p text:style-name="P4"><text:span text:style-name="T3">Check if contours is empty</text:span></text:p>
                      </text:list-item>
                      <text:list-item>
                        <text:p text:style-name="P4"><text:span text:style-name="T3">If not, loop through them all</text:span></text:p>
                      </text:list-item>
                      <text:list-item>
                        <text:p text:style-name="P4"><text:span text:style-name="T3">Record the x and y center position</text:span></text:p>
                      </text:list-item>
                      <text:list-item>
                        <text:p text:style-name="P4"><text:span text:style-name="T3">Draw a bounding rectangl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deo tracking.mp4 goes here</text:p>
                <text:p><text:s/></text:p>
              </text:list-item>
            </text:list>
          </draw:text-box>
        </draw:frame>
        <draw:frame presentation:style-name="pr1" draw:text-style-name="P1" draw:layer="layout" svg:width="25.199cm" svg:height="3.506cm" svg:x="1.402cm" svg:y="0.837cm" presentation:class="title" presentation:user-transformed="true">
          <draw:text-box>
            <text:p><text:span text:style-name="T1">Sequential Imag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1:00:44.118751327</meta:creation-date>
    <dc:date>2016-03-07T17:26:07.456981754</dc:date>
    <meta:editing-duration>PT52M46S</meta:editing-duration>
    <meta:editing-cycles>3</meta:editing-cycles>
    <meta:generator>LibreOffice/4.2.8.2$Linux_X86_64 LibreOffice_project/420m0$Build-2</meta:generator>
    <meta:document-statistic meta:object-count="53"/>
  </office:meta>
</office:document-meta>
</file>